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2.41pt"/>
    </style:style>
    <style:style style:name="co2" style:family="table-column">
      <style:table-column-properties fo:break-before="auto" style:column-width="181.76pt"/>
    </style:style>
    <style:style style:name="co3" style:family="table-column">
      <style:table-column-properties fo:break-before="auto" style:column-width="154.8pt"/>
    </style:style>
    <style:style style:name="co4" style:family="table-column">
      <style:table-column-properties fo:break-before="auto" style:column-width="69.05pt"/>
    </style:style>
    <style:style style:name="co5" style:family="table-column">
      <style:table-column-properties fo:break-before="auto" style:column-width="84.95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106.36pt"/>
    </style:style>
    <style:style style:name="co8" style:family="table-column">
      <style:table-column-properties fo:break-before="auto" style:column-width="50.74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42.75pt" fo:break-before="auto" style:use-optimal-row-height="fals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eeaf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2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Année</text:p>
          </table:table-cell>
          <table:table-cell table:style-name="ce1" office:value-type="string" calcext:value-type="string">
            <text:p>Langues</text:p>
          </table:table-cell>
          <table:table-cell table:style-name="ce1" office:value-type="string" calcext:value-type="string">
            <text:p>Autorités</text:p>
          </table:table-cell>
          <table:table-cell table:style-name="ce1" office:value-type="string" calcext:value-type="string">
            <text:p>Caractéristiques matérielles et typographiques 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Vues (pages)</text:p>
          </table:table-cell>
          <table:table-cell table:style-name="ce1" office:value-type="string" calcext:value-type="string">
            <text:p>Taux de précision Tesseract (sans les S longs)</text:p>
          </table:table-cell>
          <table:table-cell table:style-name="ce1" office:value-type="string" calcext:value-type="string">
            <text:p>Taux de précision ABBYY (sans les S longs)</text:p>
          </table:table-cell>
          <table:table-cell table:style-name="ce1" office:value-type="string" calcext:value-type="string">
            <text:p>Taux de précision Nanonets (sans les S longs)</text:p>
          </table:table-cell>
          <table:table-cell table:style-name="ce1" office:value-type="string" calcext:value-type="string">
            <text:p>Taux de précision eScriptorium (sans les S longs)</text:p>
          </table:table-cell>
          <table:table-cell table:style-name="ce1" office:value-type="string" calcext:value-type="string">
            <text:p>Taux de précision Transkribus (sans les S longs)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549" calcext:value-type="float">
            <text:p>1549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Pierre de La Ramée (auteur), Charles de Lorraine (dédicataire), Louis Grandin (imprimeur)</text:p>
          </table:table-cell>
          <table:table-cell table:style-name="ce2" office:value-type="string" calcext:value-type="string">
            <text:p>Texte en italique du 16e siècle avec visibilité du texte de la page imprimée au dos</text:p>
          </table:table-cell>
          <table:table-cell table:style-name="ce6" office:value-type="string" calcext:value-type="string">
            <text:p><text:a xlink:href="https://nubis.univ-paris1.fr/ark:/15733/3sxg" xlink:type="simple">https://nubis.univ-paris1.fr/ark:/15733/3sxg</text:a></text:p>
          </table:table-cell>
          <table:table-cell table:style-name="ce7" office:value-type="date" office:date-value="2012-11-10" calcext:value-type="date">
            <text:p>10/11/2012</text:p>
          </table:table-cell>
          <table:table-cell table:style-name="ce8" office:value-type="percentage" office:value="0.8056" calcext:value-type="percentage">
            <text:p>80.56%</text:p>
          </table:table-cell>
          <table:table-cell table:style-name="ce8" office:value-type="percentage" office:value="0.9267" calcext:value-type="percentage">
            <text:p>92.67%</text:p>
          </table:table-cell>
          <table:table-cell table:style-name="ce8" office:value-type="percentage" office:value="0.9895" calcext:value-type="percentage">
            <text:p>98.95%</text:p>
          </table:table-cell>
          <table:table-cell table:style-name="ce8" office:value-type="percentage" office:value="0.9896" calcext:value-type="percentage">
            <text:p>98.96%</text:p>
          </table:table-cell>
          <table:table-cell table:style-name="ce8" office:value-type="percentage" office:value="0.9917" calcext:value-type="percentage">
            <text:p>99.17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602" calcext:value-type="float">
            <text:p>1602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Alphonse de Rambervillers (auteur), Melchior Bernard (imprimeur)</text:p>
          </table:table-cell>
          <table:table-cell table:style-name="ce2" office:value-type="string" calcext:value-type="string">
            <text:p>Texte en italique et courbure sur les bordures intérieures</text:p>
          </table:table-cell>
          <table:table-cell table:style-name="ce6" office:value-type="string" calcext:value-type="string">
            <text:p><text:a xlink:href="https://nubis.univ-paris1.fr/ark:/15733/49bk" xlink:type="simple">https://nubis.univ-paris1.fr/ark:/15733/49bk</text:a></text:p>
          </table:table-cell>
          <table:table-cell table:style-name="ce2" office:value-type="string" calcext:value-type="string">
            <text:p>6, 7, 8</text:p>
          </table:table-cell>
          <table:table-cell table:style-name="ce8" office:value-type="percentage" office:value="0.8074" calcext:value-type="percentage">
            <text:p>80.74%</text:p>
          </table:table-cell>
          <table:table-cell table:style-name="ce8" office:value-type="percentage" office:value="0.8435" calcext:value-type="percentage">
            <text:p>84.35%</text:p>
          </table:table-cell>
          <table:table-cell table:style-name="ce8" office:value-type="percentage" office:value="0.986" calcext:value-type="percentage">
            <text:p>98.60%</text:p>
          </table:table-cell>
          <table:table-cell table:style-name="ce8" office:value-type="percentage" office:value="0.9895" calcext:value-type="percentage">
            <text:p>98.95%</text:p>
          </table:table-cell>
          <table:table-cell table:style-name="ce8" office:value-type="percentage" office:value="0.9811" calcext:value-type="percentage">
            <text:p>98.11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619" calcext:value-type="float">
            <text:p>1619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Juste Lipse (auteur), Antoine Brun <text:s/>(traducteur), Barthélemy Ancelin (imprimeur)</text:p>
          </table:table-cell>
          <table:table-cell table:style-name="ce2" office:value-type="string" calcext:value-type="string">
            <text:p>Mélange texte normal et italique et présence de réclames</text:p>
          </table:table-cell>
          <table:table-cell table:style-name="ce6" office:value-type="string" calcext:value-type="string">
            <text:p><text:a xlink:href="https://nubis.univ-paris1.fr/ark:/15733/1cz0" xlink:type="simple">https://nubis.univ-paris1.fr/ark:/15733/1cz0</text:a></text:p>
          </table:table-cell>
          <table:table-cell table:style-name="ce2" office:value-type="string" calcext:value-type="string">
            <text:p>44, 45, 46</text:p>
          </table:table-cell>
          <table:table-cell table:style-name="ce8" office:value-type="percentage" office:value="0.8929" calcext:value-type="percentage">
            <text:p>89.29%</text:p>
          </table:table-cell>
          <table:table-cell table:style-name="ce8" office:value-type="percentage" office:value="0.9418" calcext:value-type="percentage">
            <text:p>94.18%</text:p>
          </table:table-cell>
          <table:table-cell table:number-columns-repeated="2" table:style-name="ce8" office:value-type="percentage" office:value="0.9942" calcext:value-type="percentage">
            <text:p>99.42%</text:p>
          </table:table-cell>
          <table:table-cell table:style-name="ce8" office:value-type="percentage" office:value="0.9922" calcext:value-type="percentage">
            <text:p>99.22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643" calcext:value-type="float">
            <text:p>1643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Université de Paris (auteur)</text:p>
          </table:table-cell>
          <table:table-cell table:style-name="ce2" office:value-type="string" calcext:value-type="string">
            <text:p>Mélange texte normal et italique en latin avec présence d'un gros tampon</text:p>
          </table:table-cell>
          <table:table-cell table:style-name="ce6" office:value-type="string" calcext:value-type="string">
            <text:p><text:a xlink:href="https://nubis.univ-paris1.fr/ark:/15733/1f71" xlink:type="simple">https://nubis.univ-paris1.fr/ark:/15733/1f71</text:a></text:p>
          </table:table-cell>
          <table:table-cell table:style-name="ce2" office:value-type="string" calcext:value-type="string">
            <text:p>12, 13, 14 </text:p>
          </table:table-cell>
          <table:table-cell table:style-name="ce8" office:value-type="percentage" office:value="0.9011" calcext:value-type="percentage">
            <text:p>90.11%</text:p>
          </table:table-cell>
          <table:table-cell table:style-name="ce8" office:value-type="percentage" office:value="0.9631" calcext:value-type="percentage">
            <text:p>96.31%</text:p>
          </table:table-cell>
          <table:table-cell table:style-name="ce8" office:value-type="percentage" office:value="0.9904" calcext:value-type="percentage">
            <text:p>99.04%</text:p>
          </table:table-cell>
          <table:table-cell table:style-name="ce8" office:value-type="percentage" office:value="0.9959" calcext:value-type="percentage">
            <text:p>99.59%</text:p>
          </table:table-cell>
          <table:table-cell table:style-name="ce8" office:value-type="percentage" office:value="0.9931" calcext:value-type="percentage">
            <text:p>99.31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659" calcext:value-type="float">
            <text:p>1659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Guillaume Cauvet (auteur), Jean Julien (imprimeur)</text:p>
          </table:table-cell>
          <table:table-cell table:style-name="ce2" office:value-type="string" calcext:value-type="string">
            <text:p>Présence de notes de marge en italique, de réclames et de signatures </text:p>
          </table:table-cell>
          <table:table-cell table:style-name="ce6" office:value-type="string" calcext:value-type="string">
            <text:p><text:a xlink:href="https://nubis.univ-paris1.fr/ark:/15733/1khm" xlink:type="simple">https://nubis.univ-paris1.fr/ark:/15733/1khm</text:a></text:p>
          </table:table-cell>
          <table:table-cell table:style-name="ce2" office:value-type="string" calcext:value-type="string">
            <text:p>15, 16, 17 </text:p>
          </table:table-cell>
          <table:table-cell table:style-name="ce8" office:value-type="percentage" office:value="0.8934" calcext:value-type="percentage">
            <text:p>89.34%</text:p>
          </table:table-cell>
          <table:table-cell table:style-name="ce8" office:value-type="percentage" office:value="0.9449" calcext:value-type="percentage">
            <text:p>94.49%</text:p>
          </table:table-cell>
          <table:table-cell table:style-name="ce8" office:value-type="percentage" office:value="0.9945" calcext:value-type="percentage">
            <text:p>99.45%</text:p>
          </table:table-cell>
          <table:table-cell table:style-name="ce8" office:value-type="percentage" office:value="0.986" calcext:value-type="percentage">
            <text:p>98.60%</text:p>
          </table:table-cell>
          <table:table-cell table:style-name="ce8" office:value-type="percentage" office:value="0.9965" calcext:value-type="percentage">
            <text:p>99.65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676" calcext:value-type="float">
            <text:p>1676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Collège de Louis le Grand (éditeur)</text:p>
          </table:table-cell>
          <table:table-cell table:style-name="ce2" office:value-type="string" calcext:value-type="string">
            <text:p>Texte avec visibilité de la page imprimée au dos et présence de lettrines </text:p>
          </table:table-cell>
          <table:table-cell table:style-name="ce6" office:value-type="string" calcext:value-type="string">
            <text:p><text:a xlink:href="https://nubis.univ-paris1.fr/ark:/15733/33m5" xlink:type="simple">https://nubis.univ-paris1.fr/ark:/15733/33m5</text:a></text:p>
          </table:table-cell>
          <table:table-cell table:style-name="ce7" office:value-type="string" calcext:value-type="string">
            <text:p>6, 7 , 8</text:p>
          </table:table-cell>
          <table:table-cell table:style-name="ce8" office:value-type="percentage" office:value="0.8402" calcext:value-type="percentage">
            <text:p>84.02%</text:p>
          </table:table-cell>
          <table:table-cell table:style-name="ce8" office:value-type="percentage" office:value="0.9446" calcext:value-type="percentage">
            <text:p>94.46%</text:p>
          </table:table-cell>
          <table:table-cell table:style-name="ce8" office:value-type="percentage" office:value="0.9675" calcext:value-type="percentage">
            <text:p>96.75%</text:p>
          </table:table-cell>
          <table:table-cell table:style-name="ce8" office:value-type="percentage" office:value="0.9648" calcext:value-type="percentage">
            <text:p>96.48%</text:p>
          </table:table-cell>
          <table:table-cell table:style-name="ce8" office:value-type="percentage" office:value="0.9607" calcext:value-type="percentage">
            <text:p>96.07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696" calcext:value-type="float">
            <text:p>1696</text:p>
          </table:table-cell>
          <table:table-cell table:style-name="ce2" office:value-type="string" calcext:value-type="string">
            <text:p>FR + LAT</text:p>
          </table:table-cell>
          <table:table-cell table:style-name="ce2" office:value-type="string" calcext:value-type="string">
            <text:p>Université de Paris (auteur), Louis Josse (imprimeur)</text:p>
          </table:table-cell>
          <table:table-cell table:style-name="ce2" office:value-type="string" calcext:value-type="string">
            <text:p>Mélange de texte normal et italique en français et en latin sur deux colonnes</text:p>
          </table:table-cell>
          <table:table-cell table:style-name="ce6" office:value-type="string" calcext:value-type="string">
            <text:p><text:a xlink:href="https://nubis.univ-paris1.fr/ark:/15733/17zw" xlink:type="simple">https://nubis.univ-paris1.fr/ark:/15733/17zw</text:a></text:p>
          </table:table-cell>
          <table:table-cell table:style-name="ce2" office:value-type="string" calcext:value-type="string">
            <text:p>9, 10, 11</text:p>
          </table:table-cell>
          <table:table-cell table:style-name="ce8" office:value-type="percentage" office:value="0.8546" calcext:value-type="percentage">
            <text:p>85.46%</text:p>
          </table:table-cell>
          <table:table-cell table:style-name="ce8" office:value-type="percentage" office:value="0.9368" calcext:value-type="percentage">
            <text:p>93.68%</text:p>
          </table:table-cell>
          <table:table-cell table:style-name="ce8" office:value-type="percentage" office:value="0.9937" calcext:value-type="percentage">
            <text:p>99.37%</text:p>
          </table:table-cell>
          <table:table-cell table:style-name="ce8" office:value-type="percentage" office:value="0.9962" calcext:value-type="percentage">
            <text:p>99.62%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720" calcext:value-type="float">
            <text:p>1720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Joseph de Blainville (auteur)</text:p>
          </table:table-cell>
          <table:table-cell table:style-name="ce2" office:value-type="string" calcext:value-type="string">
            <text:p>Courts passages en italique</text:p>
          </table:table-cell>
          <table:table-cell table:style-name="ce6" office:value-type="string" calcext:value-type="string">
            <text:p><text:a xlink:href="https://nubis.univ-paris1.fr/ark:/15733/wz1" xlink:type="simple">https://nubis.univ-paris1.fr/ark:/15733/wz1</text:a></text:p>
          </table:table-cell>
          <table:table-cell table:style-name="ce2" office:value-type="string" calcext:value-type="string">
            <text:p>5, 6, 7</text:p>
          </table:table-cell>
          <table:table-cell table:style-name="ce8" office:value-type="percentage" office:value="0.9512" calcext:value-type="percentage">
            <text:p>95.12%</text:p>
          </table:table-cell>
          <table:table-cell table:style-name="ce8" office:value-type="percentage" office:value="0.9748" calcext:value-type="percentage">
            <text:p>97.48%</text:p>
          </table:table-cell>
          <table:table-cell table:style-name="ce8" office:value-type="percentage" office:value="0.9934" calcext:value-type="percentage">
            <text:p>99.34%</text:p>
          </table:table-cell>
          <table:table-cell table:style-name="ce8" office:value-type="percentage" office:value="0.9947" calcext:value-type="percentage">
            <text:p>99.47%</text:p>
          </table:table-cell>
          <table:table-cell table:style-name="ce8" office:value-type="percentage" office:value="0.9933" calcext:value-type="percentage">
            <text:p>99.33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744" calcext:value-type="float">
            <text:p>1744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Jean-Baptiste-Louis Crevier (auteur), Jean Desaint (imprimeur), Charles Saillant (imprimeur)</text:p>
          </table:table-cell>
          <table:table-cell table:style-name="ce2" office:value-type="string" calcext:value-type="string">
            <text:p>Aucune particularité</text:p>
          </table:table-cell>
          <table:table-cell table:style-name="ce6" office:value-type="string" calcext:value-type="string">
            <text:p><text:a xlink:href="https://nubis.univ-paris1.fr/ark:/15733/1181" xlink:type="simple">https://nubis.univ-paris1.fr/ark:/15733/1181</text:a></text:p>
          </table:table-cell>
          <table:table-cell table:style-name="ce2" office:value-type="string" calcext:value-type="string">
            <text:p>5, 6, 7</text:p>
          </table:table-cell>
          <table:table-cell table:style-name="ce8" office:value-type="percentage" office:value="0.9654" calcext:value-type="percentage">
            <text:p>96.54%</text:p>
          </table:table-cell>
          <table:table-cell table:style-name="ce8" office:value-type="percentage" office:value="0.9872" calcext:value-type="percentage">
            <text:p>98.72%</text:p>
          </table:table-cell>
          <table:table-cell table:style-name="ce8" office:value-type="percentage" office:value="0.9988" calcext:value-type="percentage">
            <text:p>99.88%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8" office:value-type="percentage" office:value="0.9977" calcext:value-type="percentage">
            <text:p>99.77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762" calcext:value-type="float">
            <text:p>1762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Parlement de Paris, Pierre-Guillaume Simon (imprimeur)</text:p>
          </table:table-cell>
          <table:table-cell table:style-name="ce2" office:value-type="string" calcext:value-type="string">
            <text:p>Légères taches</text:p>
          </table:table-cell>
          <table:table-cell table:style-name="ce6" office:value-type="string" calcext:value-type="string">
            <text:p><text:a xlink:href="https://nubis.univ-paris1.fr/ark:/15733/1wtw" xlink:type="simple">https://nubis.univ-paris1.fr/ark:/15733/1wtw</text:a></text:p>
          </table:table-cell>
          <table:table-cell table:style-name="ce2" office:value-type="string" calcext:value-type="string">
            <text:p>3, 4, 5</text:p>
          </table:table-cell>
          <table:table-cell table:style-name="ce8" office:value-type="percentage" office:value="0.9508" calcext:value-type="percentage">
            <text:p>95.08%</text:p>
          </table:table-cell>
          <table:table-cell table:style-name="ce8" office:value-type="percentage" office:value="0.9885" calcext:value-type="percentage">
            <text:p>98.85%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8" office:value-type="percentage" office:value="0.9962" calcext:value-type="percentage">
            <text:p>99.62%</text:p>
          </table:table-cell>
          <table:table-cell table:style-name="ce8" office:value-type="percentage" office:value="0.9987" calcext:value-type="percentage">
            <text:p>99.87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781" calcext:value-type="float">
            <text:p>1781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Jean-Charles         </text:p>
            <text:p>Poncelin de La Roche-Tilhac (auteur), quatre imprimeurs différents</text:p>
          </table:table-cell>
          <table:table-cell table:style-name="ce2" office:value-type="string" calcext:value-type="string">
            <text:p>Aucune particularité</text:p>
          </table:table-cell>
          <table:table-cell table:style-name="ce6" office:value-type="string" calcext:value-type="string">
            <text:p><text:a xlink:href="https://nubis.univ-paris1.fr/ark:/15733/47w0" xlink:type="simple">https://nubis.univ-paris1.fr/ark:/15733/47w0</text:a></text:p>
          </table:table-cell>
          <table:table-cell table:style-name="ce2" office:value-type="string" calcext:value-type="string">
            <text:p>17, 18, 19</text:p>
          </table:table-cell>
          <table:table-cell table:style-name="ce8" office:value-type="percentage" office:value="0.9765" calcext:value-type="percentage">
            <text:p>97.65%</text:p>
          </table:table-cell>
          <table:table-cell table:style-name="ce8" office:value-type="percentage" office:value="0.9769" calcext:value-type="percentage">
            <text:p>97.69%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8" office:value-type="percentage" office:value="0.9954" calcext:value-type="percentage">
            <text:p>99.54%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Joseph Lakanal (auteur)</text:p>
          </table:table-cell>
          <table:table-cell table:style-name="ce2" office:value-type="string" calcext:value-type="string">
            <text:p>Bordures intérieures peu lisibles et guillemets en début et bout de ligne</text:p>
          </table:table-cell>
          <table:table-cell table:style-name="ce6" office:value-type="string" calcext:value-type="string">
            <text:p><text:a xlink:href="https://nubis.univ-paris1.fr/ark:/15733/212d" xlink:type="simple">https://nubis.univ-paris1.fr/ark:/15733/212d</text:a></text:p>
          </table:table-cell>
          <table:table-cell table:style-name="ce2" office:value-type="string" calcext:value-type="string">
            <text:p>19, 20, 21</text:p>
          </table:table-cell>
          <table:table-cell table:style-name="ce8" office:value-type="percentage" office:value="0.8964" calcext:value-type="percentage">
            <text:p>89.64%</text:p>
          </table:table-cell>
          <table:table-cell table:style-name="ce8" office:value-type="percentage" office:value="0.9506" calcext:value-type="percentage">
            <text:p>95.06%</text:p>
          </table:table-cell>
          <table:table-cell table:style-name="ce8" office:value-type="percentage" office:value="0.9838" calcext:value-type="percentage">
            <text:p>98.38%</text:p>
          </table:table-cell>
          <table:table-cell table:style-name="ce8" office:value-type="percentage" office:value="0.945" calcext:value-type="percentage">
            <text:p>94.50%</text:p>
          </table:table-cell>
          <table:table-cell table:style-name="ce8" office:value-type="percentage" office:value="0.9326" calcext:value-type="percentage">
            <text:p>93.26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824" calcext:value-type="float">
            <text:p>1824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René Descartes (auteur)</text:p>
          </table:table-cell>
          <table:table-cell table:style-name="ce2" office:value-type="string" calcext:value-type="string">
            <text:p>Présence de taches</text:p>
          </table:table-cell>
          <table:table-cell table:style-name="ce6" office:value-type="string" calcext:value-type="string">
            <text:p><text:a xlink:href="https://nubis.univ-paris1.fr/ark:/15733/343s" xlink:type="simple">https://nubis.univ-paris1.fr/ark:/15733/343s</text:a></text:p>
          </table:table-cell>
          <table:table-cell table:style-name="ce2" office:value-type="string" calcext:value-type="string">
            <text:p>3, 4, 5</text:p>
          </table:table-cell>
          <table:table-cell table:style-name="ce8" office:value-type="percentage" office:value="0.9959" calcext:value-type="percentage">
            <text:p>99.59%</text:p>
          </table:table-cell>
          <table:table-cell table:style-name="ce8" office:value-type="percentage" office:value="0.9986" calcext:value-type="percentage">
            <text:p>99.86%</text:p>
          </table:table-cell>
          <table:table-cell table:number-columns-repeated="3" table:style-name="ce8" office:value-type="percentage" office:value="1" calcext:value-type="percentage">
            <text:p>100.00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840" calcext:value-type="float">
            <text:p>1840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Józef Maria Hoëné-Wroński (auteur)</text:p>
          </table:table-cell>
          <table:table-cell table:style-name="ce2" office:value-type="string" calcext:value-type="string">
            <text:p>Numérisation en niveaux de gris et présence de taches</text:p>
          </table:table-cell>
          <table:table-cell table:style-name="ce6" office:value-type="string" calcext:value-type="string">
            <text:p><text:a xlink:href="https://nubis.univ-paris1.fr/ark:/15733/1msc" xlink:type="simple">https://nubis.univ-paris1.fr/ark:/15733/1msc</text:a></text:p>
          </table:table-cell>
          <table:table-cell table:style-name="ce2" office:value-type="string" calcext:value-type="string">
            <text:p>7, 8, 9</text:p>
          </table:table-cell>
          <table:table-cell table:style-name="ce8" office:value-type="percentage" office:value="0.9965" calcext:value-type="percentage">
            <text:p>99.65%</text:p>
          </table:table-cell>
          <table:table-cell table:style-name="ce8" office:value-type="percentage" office:value="0.9972" calcext:value-type="percentage">
            <text:p>99.72%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8" office:value-type="percentage" office:value="0.9986" calcext:value-type="percentage">
            <text:p>99.86%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863" calcext:value-type="float">
            <text:p>1863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M. Célestin (auteur)</text:p>
          </table:table-cell>
          <table:table-cell table:style-name="ce2" office:value-type="string" calcext:value-type="string">
            <text:p>Présence de taches très visibles</text:p>
          </table:table-cell>
          <table:table-cell table:style-name="ce6" office:value-type="string" calcext:value-type="string">
            <text:p><text:a xlink:href="https://nubis.univ-paris1.fr/ark:/15733/1dkv" xlink:type="simple">https://nubis.univ-paris1.fr/ark:/15733/1dkv</text:a></text:p>
          </table:table-cell>
          <table:table-cell table:style-name="ce2" office:value-type="string" calcext:value-type="string">
            <text:p>7, 8, 9</text:p>
          </table:table-cell>
          <table:table-cell table:style-name="ce8" office:value-type="percentage" office:value="0.9778" calcext:value-type="percentage">
            <text:p>97.78%</text:p>
          </table:table-cell>
          <table:table-cell table:style-name="ce8" office:value-type="percentage" office:value="0.9926" calcext:value-type="percentage">
            <text:p>99.26%</text:p>
          </table:table-cell>
          <table:table-cell table:style-name="ce8" office:value-type="percentage" office:value="0.9975" calcext:value-type="percentage">
            <text:p>99.75%</text:p>
          </table:table-cell>
          <table:table-cell table:number-columns-repeated="2" table:style-name="ce8" office:value-type="percentage" office:value="1" calcext:value-type="percentage">
            <text:p>100.00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886" calcext:value-type="float">
            <text:p>1886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Émile Chatelain (auteur)</text:p>
          </table:table-cell>
          <table:table-cell table:style-name="ce2" office:value-type="string" calcext:value-type="string">
            <text:p>Présence de notes de bas de page</text:p>
          </table:table-cell>
          <table:table-cell table:style-name="ce6" office:value-type="string" calcext:value-type="string">
            <text:p><text:a xlink:href="https://nubis.univ-paris1.fr/ark:/15733/17b9" xlink:type="simple">https://nubis.univ-paris1.fr/ark:/15733/17b9</text:a></text:p>
          </table:table-cell>
          <table:table-cell table:style-name="ce2" office:value-type="string" calcext:value-type="string">
            <text:p>10, 11, 12</text:p>
          </table:table-cell>
          <table:table-cell table:style-name="ce8" office:value-type="percentage" office:value="0.9864" calcext:value-type="percentage">
            <text:p>98.64%</text:p>
          </table:table-cell>
          <table:table-cell table:style-name="ce8" office:value-type="percentage" office:value="0.9884" calcext:value-type="percentage">
            <text:p>98.84%</text:p>
          </table:table-cell>
          <table:table-cell table:style-name="ce8" office:value-type="percentage" office:value="0.9962" calcext:value-type="percentage">
            <text:p>99.62%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8" office:value-type="percentage" office:value="0.9981" calcext:value-type="percentage">
            <text:p>99.81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902" calcext:value-type="float">
            <text:p>1902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Emmanuel de Martonne (auteur)</text:p>
          </table:table-cell>
          <table:table-cell table:style-name="ce2" office:value-type="string" calcext:value-type="string">
            <text:p>Courbure du texte sur les bordures intérieures</text:p>
          </table:table-cell>
          <table:table-cell table:style-name="ce6" office:value-type="string" calcext:value-type="string">
            <text:p><text:a xlink:href="https://nubis.univ-paris1.fr/ark:/15733/m38p" xlink:type="simple">https://nubis.univ-paris1.fr/ark:/15733/m38p</text:a></text:p>
          </table:table-cell>
          <table:table-cell table:style-name="ce2" office:value-type="string" calcext:value-type="string">
            <text:p>18, 19, 20</text:p>
          </table:table-cell>
          <table:table-cell table:style-name="ce8" office:value-type="percentage" office:value="0.9838" calcext:value-type="percentage">
            <text:p>98.38%</text:p>
          </table:table-cell>
          <table:table-cell table:style-name="ce8" office:value-type="percentage" office:value="0.9886" calcext:value-type="percentage">
            <text:p>98.86%</text:p>
          </table:table-cell>
          <table:table-cell table:number-columns-repeated="2" table:style-name="ce8" office:value-type="percentage" office:value="1" calcext:value-type="percentage">
            <text:p>100.00%</text:p>
          </table:table-cell>
          <table:table-cell table:style-name="ce8" office:value-type="percentage" office:value="0.9981" calcext:value-type="percentage">
            <text:p>99.81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921" calcext:value-type="float">
            <text:p>1921</text:p>
          </table:table-cell>
          <table:table-cell table:style-name="ce2" office:value-type="string" calcext:value-type="string">
            <text:p>FR</text:p>
          </table:table-cell>
          <table:table-cell table:style-name="ce4" office:value-type="string" calcext:value-type="string">
            <text:p>Emmanuel de Martonne (auteur)</text:p>
          </table:table-cell>
          <table:table-cell table:style-name="ce2" office:value-type="string" calcext:value-type="string">
            <text:p>Pages mixtes avec texte et images</text:p>
          </table:table-cell>
          <table:table-cell table:style-name="ce6" office:value-type="string" calcext:value-type="string">
            <text:p><text:a xlink:href="https://nubis.univ-paris1.fr/ark:/15733/m35r" xlink:type="simple">https://nubis.univ-paris1.fr/ark:/15733/m35r</text:a></text:p>
          </table:table-cell>
          <table:table-cell table:style-name="ce2" office:value-type="string" calcext:value-type="string">
            <text:p>10, 11, 12</text:p>
          </table:table-cell>
          <table:table-cell table:style-name="ce8" office:value-type="percentage" office:value="0.9722" calcext:value-type="percentage">
            <text:p>97.22%</text:p>
          </table:table-cell>
          <table:table-cell table:style-name="ce8" office:value-type="percentage" office:value="0.9772" calcext:value-type="percentage">
            <text:p>97.72%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8" office:value-type="percentage" office:value="0.9954" calcext:value-type="percentage">
            <text:p>99.54%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941" calcext:value-type="float">
            <text:p>1941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Emmanuel de Martonne (auteur)</text:p>
          </table:table-cell>
          <table:table-cell table:style-name="ce2" office:value-type="string" calcext:value-type="string">
            <text:p>Qualité d'impression médiocre</text:p>
          </table:table-cell>
          <table:table-cell table:style-name="ce6" office:value-type="string" calcext:value-type="string">
            <text:p><text:a xlink:href="https://nubis.univ-paris1.fr/ark:/15733/m3j5" xlink:type="simple">https://nubis.univ-paris1.fr/ark:/15733/m3j5</text:a></text:p>
          </table:table-cell>
          <table:table-cell table:style-name="ce2" office:value-type="string" calcext:value-type="string">
            <text:p>16, 17, 18</text:p>
          </table:table-cell>
          <table:table-cell table:style-name="ce8" office:value-type="percentage" office:value="0.9746" calcext:value-type="percentage">
            <text:p>97.46%</text:p>
          </table:table-cell>
          <table:table-cell table:style-name="ce8" office:value-type="percentage" office:value="0.9946" calcext:value-type="percentage">
            <text:p>99.46%</text:p>
          </table:table-cell>
          <table:table-cell table:number-columns-repeated="2" table:style-name="ce8" office:value-type="percentage" office:value="1" calcext:value-type="percentage">
            <text:p>100.00%</text:p>
          </table:table-cell>
          <table:table-cell table:style-name="ce8" office:value-type="percentage" office:value="0.9978" calcext:value-type="percentage">
            <text:p>99.78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989" calcext:value-type="float">
            <text:p>1989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Bibliothèque interuniversitaire de la Sorbonne (auteur), Claude Jolly (éditeur)</text:p>
          </table:table-cell>
          <table:table-cell table:style-name="ce2" office:value-type="string" calcext:value-type="string">
            <text:p>Aucune particularité</text:p>
          </table:table-cell>
          <table:table-cell table:style-name="ce6" office:value-type="string" calcext:value-type="string">
            <text:p><text:a xlink:href="https://nubis.univ-paris1.fr/ark:/15733/3sgf" xlink:type="simple">https://nubis.univ-paris1.fr/ark:/15733/3sgf</text:a></text:p>
          </table:table-cell>
          <table:table-cell table:style-name="ce2" office:value-type="string" calcext:value-type="string">
            <text:p>12, 13, 14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8" office:value-type="percentage" office:value="0.9984" calcext:value-type="percentage">
            <text:p>99.84%</text:p>
          </table:table-cell>
          <table:table-cell table:number-columns-repeated="3" table:style-name="ce8" office:value-type="percentage" office:value="1" calcext:value-type="percentage">
            <text:p>100.00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922" calcext:value-type="float">
            <text:p>1922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Paul Appell (auteur)</text:p>
          </table:table-cell>
          <table:table-cell table:style-name="ce2" office:value-type="string" calcext:value-type="string">
            <text:p>Exemple de tapuscrit</text:p>
          </table:table-cell>
          <table:table-cell table:style-name="ce6" office:value-type="string" calcext:value-type="string">
            <text:p><text:a xlink:href="https://nubis.univ-paris1.fr/ark:/15733/k2rh" xlink:type="simple">https://nubis.univ-paris1.fr/ark:/15733/k2rh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percentage" office:value="0.94" calcext:value-type="percentage">
            <text:p>94%</text:p>
          </table:table-cell>
          <table:table-cell table:style-name="ce8" office:value-type="percentage" office:value="0.9392" calcext:value-type="percentage">
            <text:p>93.92%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8" office:value-type="percentage" office:value="0.7843" calcext:value-type="percentage">
            <text:p>78.43%</text:p>
          </table:table-cell>
          <table:table-cell table:style-name="ce8" office:value-type="percentage" office:value="0.9686" calcext:value-type="percentage">
            <text:p>96.86%</text:p>
          </table:table-cell>
          <table:table-cell table:style-name="ce10" table:number-columns-repeated="15"/>
          <table:table-cell table:number-columns-repeated="998"/>
        </table:table-row>
        <table:table-row table:style-name="ro2" table:number-rows-repeated="978">
          <table:table-cell table:style-name="ce3" table:number-columns-repeated="3"/>
          <table:table-cell table:style-name="ce5" table:number-columns-repeated="8"/>
          <table:table-cell table:style-name="ce10" table:number-columns-repeated="15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meta:initial-creator>poste208</meta:initial-creator>
    <meta:document-statistic meta:table-count="1" meta:cell-count="242" meta:object-count="0"/>
    <meta:generator>LibreOfficeDev/6.0.5.2$Linux_X86_64 LibreOffice_project/</meta:generator>
  </office:meta>
</office:document-meta>
</file>